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]+0.025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0.025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+0.025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0.02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0.025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+0.02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0.025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0.02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0.025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0.02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+0.025"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0.025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]+0.025"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4]+0.025"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]+0.025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6]+0.02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7]+0.025"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8]+0.025"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9]+0.025"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]+0.0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0.025"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]+0.025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]+0.025"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]+0.02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]+0.025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0.02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]+0.025"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]+0.02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]+0.025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0.025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]+0.025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]+0.02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0.025"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]+0.02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]+0.025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]+0.02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]+0.025"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]+0.025" office:value-type="float" office:value="0.950000000000001" calcext:value-type="float">
            <text:p>0.950000000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]+0.025" office:value-type="float" office:value="0.975000000000001" calcext:value-type="float">
            <text:p>0.975000000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]+0.0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9-01-31T13:11:58.346793006</meta:creation-date>
    <dc:date>2019-01-31T13:13:16.968488527</dc:date>
    <dc:creator>daniel </dc:creator>
    <meta:editing-duration>PT1M20S</meta:editing-duration>
    <meta:editing-cycles>1</meta:editing-cycles>
    <meta:document-statistic meta:table-count="1" meta:cell-count="82" meta:object-count="0"/>
    <meta:generator>LibreOffice/6.0.7.3.0$Linux_X86_64 LibreOffice_project/00m0$Build-3</meta:generator>
  </office:meta>
</office:document-meta>
</file>